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2.7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X cards or les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X:XX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X:XX against Cloud without pressing A or stocking cards, and then defeat him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X times via his reload card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X second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X without using more than Y different buttons.</text:p>
          </table:table-cell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eighty Decisions [m]</text:p>
          </table:table-cell>
          <table:table-cell office:value-type="string" calcext:value-type="string">
            <text:p>Defeat X using a deck with a size of at most 20 cards and a CP cost of 450 or les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X without crossing into the right half of the battlefield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X without being on the ground for more than Y seconds.</text:p>
          </table:table-cell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X while using attack cards only for the purpose of activating sleights.</text:p>
          </table:table-cell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X using a deck containing at least Y card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Come Forth, Blue-Eyes White Dragon! [m]</text:p>
          </table:table-cell>
          <table:table-cell office:value-type="string" calcext:value-type="string">
            <text:p>Finish off Marluxia’s second phase with a summon.</text:p>
          </table:table-cell>
        </table:table-row>
      </table:table>
      <table:named-expressions/>
      <table:database-ranges>
        <table:database-range table:name="__Anonymous_Sheet_DB__1" table:target-range-address="'New Achievements'.A1:'New Achievements'.A30" table:display-filter-buttons="true" table:orientation="column">
          <table:filter>
            <table:filter-and>
              <table:filter-condition table:field-number="0" table:value="Concept" table:operator="=">
                <table:filter-set-item table:value="Concept"/>
                <table:filter-set-item table:value="Plann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6:54:16.0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4-24T20:07:42.777000000</dc:date>
    <meta:editing-duration>P1DT6H46M8S</meta:editing-duration>
    <meta:editing-cycles>175</meta:editing-cycles>
    <meta:document-statistic meta:table-count="2" meta:cell-count="4620" meta:object-count="0"/>
  </office:meta>
</office:document-meta>
</file>